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1F2DC501557B7309C42.png" manifest:media-type="image/png"/>
  <manifest:file-entry manifest:full-path="Pictures/100000000000077F00000430CD2CB1E7FEA52A2F.png" manifest:media-type="image/png"/>
  <manifest:file-entry manifest:full-path="Pictures/100000000000077F000004361A226C2EB4DCCFF6.png" manifest:media-type="image/png"/>
  <manifest:file-entry manifest:full-path="Pictures/100000000000028F000001C4069BCCDF5CE95057.png" manifest:media-type="image/png"/>
  <manifest:file-entry manifest:full-path="Pictures/100000000000077F00000437F6D8676E2245021C.png" manifest:media-type="image/png"/>
  <manifest:file-entry manifest:full-path="Pictures/100000000000077F00000436D09DC595B20CAC22.png" manifest:media-type="image/png"/>
  <manifest:file-entry manifest:full-path="Pictures/100000000000077A000004301D30113E113A4CCC.png" manifest:media-type="image/png"/>
  <manifest:file-entry manifest:full-path="Pictures/100000000000077F00000227270072C6A7DF0AC2.png" manifest:media-type="image/png"/>
  <manifest:file-entry manifest:full-path="Pictures/100000000000077F00000437B6064AFFB22357C4.png" manifest:media-type="image/png"/>
  <manifest:file-entry manifest:full-path="Pictures/100000000000077C00000437D02A706BE0A8B475.png" manifest:media-type="image/png"/>
  <manifest:file-entry manifest:full-path="Pictures/10000000000007750000023257F236F8969C7753.png" manifest:media-type="image/png"/>
  <manifest:file-entry manifest:full-path="Pictures/100000000000077A0000043717D0D5A8F9A9B6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1d97" officeooo:paragraph-rsid="00071d97"/>
    </style:style>
    <style:style style:name="P2" style:family="paragraph" style:parent-style-name="Standard">
      <style:text-properties officeooo:rsid="00071d97" officeooo:paragraph-rsid="00079d37"/>
    </style:style>
    <style:style style:name="P3" style:family="paragraph" style:parent-style-name="Standard">
      <style:text-properties officeooo:rsid="000cde4b" officeooo:paragraph-rsid="000cde4b"/>
    </style:style>
    <style:style style:name="P4" style:family="paragraph" style:parent-style-name="Standard">
      <style:text-properties officeooo:rsid="0010519c" officeooo:paragraph-rsid="0010519c"/>
    </style:style>
    <style:style style:name="P5" style:family="paragraph" style:parent-style-name="Standard">
      <style:text-properties officeooo:rsid="00125d12" officeooo:paragraph-rsid="00125d12"/>
    </style:style>
    <style:style style:name="P6" style:family="paragraph" style:parent-style-name="Standard">
      <style:text-properties officeooo:rsid="00168cdb" officeooo:paragraph-rsid="00168cdb"/>
    </style:style>
    <style:style style:name="P7" style:family="paragraph" style:parent-style-name="Standard">
      <style:text-properties officeooo:rsid="00215683" officeooo:paragraph-rsid="00215683"/>
    </style:style>
    <style:style style:name="P8" style:family="paragraph" style:parent-style-name="Standard">
      <style:text-properties officeooo:rsid="0023e6c2" officeooo:paragraph-rsid="0023e6c2"/>
    </style:style>
    <style:style style:name="P9" style:family="paragraph" style:parent-style-name="Standard">
      <style:paragraph-properties fo:break-before="page"/>
      <style:text-properties officeooo:rsid="000cde4b" officeooo:paragraph-rsid="000cde4b"/>
    </style:style>
    <style:style style:name="P10" style:family="paragraph" style:parent-style-name="Standard">
      <style:paragraph-properties fo:break-before="page"/>
      <style:text-properties officeooo:rsid="00125d12" officeooo:paragraph-rsid="00125d12"/>
    </style:style>
    <style:style style:name="P11" style:family="paragraph" style:parent-style-name="Standard">
      <style:paragraph-properties fo:break-before="page"/>
      <style:text-properties officeooo:rsid="00168cdb" officeooo:paragraph-rsid="00168cdb"/>
    </style:style>
    <style:style style:name="P12" style:family="paragraph" style:parent-style-name="Standard">
      <style:paragraph-properties fo:break-before="page"/>
      <style:text-properties officeooo:rsid="00215683" officeooo:paragraph-rsid="00215683"/>
    </style:style>
    <style:style style:name="T1" style:family="text">
      <style:text-properties officeooo:rsid="00079d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ru Gabriel Iulian</text:p>
      <text:p text:style-name="P1">334 CC</text:p>
      <text:p text:style-name="P1">Lab 09</text:p>
      <text:p text:style-name="P1"/>
      <text:p text:style-name="P1"><draw:frame draw:style-name="fr1" draw:name="Image1" text:anchor-type="paragraph" svg:x="-0.0472in" svg:y="0.3602in" svg:width="6.6929in" svg:height="1.9701in" draw:z-index="0"><draw:image xlink:href="Pictures/10000000000007750000023257F236F8969C7753.png" xlink:type="simple" xlink:show="embed" xlink:actuate="onLoad" loext:mime-type="image/png"/></draw:frame>EX1</text:p>
      <text:p text:style-name="P1"/>
      <text:p text:style-name="P1"/>
      <text:p text:style-name="P1"><draw:frame draw:style-name="fr1" draw:name="Image2" text:anchor-type="paragraph" svg:x="-0.0661in" svg:y="0.3429in" svg:width="6.6929in" svg:height="3.7484in" draw:z-index="1"><draw:image xlink:href="Pictures/100000000000077A000004301D30113E113A4CCC.png" xlink:type="simple" xlink:show="embed" xlink:actuate="onLoad" loext:mime-type="image/png"/></draw:frame>EX2:</text:p>
      <text:p text:style-name="P1"/>
      <text:p text:style-name="P2"><draw:frame draw:style-name="fr1" draw:name="Image3" text:anchor-type="paragraph" svg:x="0.0283in" svg:y="0.4055in" svg:width="6.6929in" svg:height="1.9217in" draw:z-index="2"><draw:image xlink:href="Pictures/100000000000077F00000227270072C6A7DF0AC2.png" xlink:type="simple" xlink:show="embed" xlink:actuate="onLoad" loext:mime-type="image/png"/></draw:frame>EX<text:span text:style-name="T1">3</text:span>:</text:p>
      <text:p text:style-name="P9">Ex4:</text:p>
      <text:p text:style-name="P3"/>
      <text:p text:style-name="P4"><draw:frame draw:style-name="fr2" draw:name="Image4" text:anchor-type="paragraph" svg:width="6.6929in" svg:height="3.7689in" draw:z-index="3"><draw:image xlink:href="Pictures/100000000000077C00000437D02A706BE0A8B475.png" xlink:type="simple" xlink:show="embed" xlink:actuate="onLoad" loext:mime-type="image/png"/></draw:frame></text:p>
      <text:p text:style-name="P4"><draw:frame draw:style-name="fr1" draw:name="Image5" text:anchor-type="paragraph" svg:x="0.1429in" svg:y="0.3693in" svg:width="5.098in" svg:height="2.8736in" draw:z-index="4"><draw:image xlink:href="Pictures/100000000000077A0000043717D0D5A8F9A9B65D.png" xlink:type="simple" xlink:show="embed" xlink:actuate="onLoad" loext:mime-type="image/png"/></draw:frame><draw:frame draw:style-name="fr1" draw:name="Image6" text:anchor-type="paragraph" svg:x="0.1047in" svg:y="3.2953in" svg:width="5.1453in" svg:height="2.8929in" draw:z-index="5"><draw:image xlink:href="Pictures/100000000000077F00000437B6064AFFB22357C4.png" xlink:type="simple" xlink:show="embed" xlink:actuate="onLoad" loext:mime-type="image/png"/></draw:frame>Ex5:</text:p>
      <text:p text:style-name="P10">EX6:</text:p>
      <text:p text:style-name="P5"><draw:frame draw:style-name="fr1" draw:name="Image7" text:anchor-type="paragraph" svg:x="0in" svg:y="0.0854in" svg:width="6.6929in" svg:height="3.7598in" draw:z-index="6"><draw:image xlink:href="Pictures/100000000000077F00000436D09DC595B20CAC22.png" xlink:type="simple" xlink:show="embed" xlink:actuate="onLoad" loext:mime-type="image/png"/></draw:frame></text:p>
      <text:p text:style-name="P5"/>
      <text:p text:style-name="P6"/>
      <text:p text:style-name="P6"/>
      <text:p text:style-name="P11"><draw:frame draw:style-name="fr1" draw:name="Image9" text:anchor-type="paragraph" svg:x="-0.2839in" svg:y="3.5953in" svg:width="5.3264in" svg:height="2.9953in" draw:z-index="7"><draw:image xlink:href="Pictures/100000000000077F00000437F6D8676E2245021C.png" xlink:type="simple" xlink:show="embed" xlink:actuate="onLoad" loext:mime-type="image/png"/></draw:frame><draw:frame draw:style-name="fr1" draw:name="Image10" text:anchor-type="paragraph" svg:x="-0.2291in" svg:y="6.9709in" svg:width="5.2126in" svg:height="2.928in" draw:z-index="8"><draw:image xlink:href="Pictures/100000000000077F000004361A226C2EB4DCCFF6.png" xlink:type="simple" xlink:show="embed" xlink:actuate="onLoad" loext:mime-type="image/png"/></draw:frame><draw:frame draw:style-name="fr1" draw:name="Image8" text:anchor-type="paragraph" svg:x="-0.3028in" svg:y="0.4598in" svg:width="5.3256in" svg:height="2.9752in" draw:z-index="9"><draw:image xlink:href="Pictures/100000000000077F00000430CD2CB1E7FEA52A2F.png" xlink:type="simple" xlink:show="embed" xlink:actuate="onLoad" loext:mime-type="image/png"/></draw:frame>EX7:</text:p>
      <text:p text:style-name="P6"/>
      <text:p text:style-name="P6"/>
      <text:p text:style-name="P12">EX8:</text:p>
      <text:p text:style-name="P7"><draw:frame draw:style-name="fr1" draw:name="Image11" text:anchor-type="paragraph" svg:x="-0.1425in" svg:y="0.3409in" svg:width="6.6929in" svg:height="3.7535in" draw:z-index="10"><draw:image xlink:href="Pictures/1000000000000378000001F2DC501557B7309C42.png" xlink:type="simple" xlink:show="embed" xlink:actuate="onLoad" loext:mime-type="image/png"/></draw:frame></text:p>
      <text:p text:style-name="P7"/>
      <text:p text:style-name="P7"/>
      <text:p text:style-name="P8">EX9:</text:p>
      <text:p text:style-name="P8"/>
      <text:p text:style-name="P8"><draw:frame draw:style-name="fr3" draw:name="Image12" text:anchor-type="paragraph" svg:width="6.6929in" svg:height="4.6181in" draw:z-index="11"><draw:image xlink:href="Pictures/100000000000028F000001C4069BCCDF5CE950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02:52:52.582317965</meta:creation-date>
    <dc:date>2020-12-19T03:00:01.180894169</dc:date>
    <meta:editing-duration>PT7M1S</meta:editing-duration>
    <meta:editing-cycles>22</meta:editing-cycles>
    <meta:generator>LibreOffice/6.0.7.3$Linux_X86_64 LibreOffice_project/00m0$Build-3</meta:generator>
    <meta:document-statistic meta:table-count="0" meta:image-count="12" meta:object-count="0" meta:page-count="5" meta:paragraph-count="12" meta:word-count="16" meta:character-count="67" meta:non-whitespace-character-count="63"/>
  </office:meta>
</office:document-meta>
</file>